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 1: Linear Regression w/ 100,000,000x input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Run 1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737668" calcext:value-type="float">
            <text:p>1737668</text:p>
          </table:table-cell>
          <table:table-cell office:value-type="float" office:value="1737683" calcext:value-type="float">
            <text:p>1737683</text:p>
          </table:table-cell>
          <table:table-cell office:value-type="float" office:value="1738988" calcext:value-type="float">
            <text:p>1738988</text:p>
          </table:table-cell>
          <table:table-cell office:value-type="float" office:value="1739174" calcext:value-type="float">
            <text:p>1739174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[.D4]-[.C4]" office:value-type="float" office:value="1305" calcext:value-type="float">
            <text:p>1305</text:p>
          </table:table-cell>
          <table:table-cell table:formula="of:=[.E4]-[.D4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206838" calcext:value-type="float">
            <text:p>3206838</text:p>
          </table:table-cell>
          <table:table-cell office:value-type="float" office:value="3206872" calcext:value-type="float">
            <text:p>3206872</text:p>
          </table:table-cell>
          <table:table-cell office:value-type="float" office:value="3209290" calcext:value-type="float">
            <text:p>3209290</text:p>
          </table:table-cell>
          <table:table-cell office:value-type="float" office:value="3209629" calcext:value-type="float">
            <text:p>3209629</text:p>
          </table:table-cell>
          <table:table-cell/>
          <table:table-cell table:formula="of:=[.C5]-[.B5]" office:value-type="float" office:value="34" calcext:value-type="float">
            <text:p>34</text:p>
          </table:table-cell>
          <table:table-cell table:formula="of:=[.D5]-[.C5]" office:value-type="float" office:value="2418" calcext:value-type="float">
            <text:p>2418</text:p>
          </table:table-cell>
          <table:table-cell table:formula="of:=[.E5]-[.D5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formula="of:=[.C6]-[.B6]" office:value-type="float" office:value="0" calcext:value-type="float">
            <text:p>0</text:p>
          </table:table-cell>
          <table:table-cell table:formula="of:=[.D6]-[.C6]" office:value-type="float" office:value="0" calcext:value-type="float">
            <text:p>0</text:p>
          </table:table-cell>
          <table:table-cell table:formula="of:=[.E6]-[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table:number-columns-repeated="2" office:value-type="float" office:value="121370" calcext:value-type="float">
            <text:p>121370</text:p>
          </table:table-cell>
          <table:table-cell office:value-type="float" office:value="121444" calcext:value-type="float">
            <text:p>121444</text:p>
          </table:table-cell>
          <table:table-cell office:value-type="float" office:value="121461" calcext:value-type="float">
            <text:p>121461</text:p>
          </table:table-cell>
          <table:table-cell/>
          <table:table-cell table:formula="of:=[.C7]-[.B7]" office:value-type="float" office:value="0" calcext:value-type="float">
            <text:p>0</text:p>
          </table:table-cell>
          <table:table-cell table:formula="of:=[.D7]-[.C7]" office:value-type="float" office:value="74" calcext:value-type="float">
            <text:p>74</text:p>
          </table:table-cell>
          <table:table-cell table:formula="of:=[.E7]-[.D7]"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Run 2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737689" calcext:value-type="float">
            <text:p>1737689</text:p>
          </table:table-cell>
          <table:table-cell office:value-type="float" office:value="1737704" calcext:value-type="float">
            <text:p>1737704</text:p>
          </table:table-cell>
          <table:table-cell office:value-type="float" office:value="1739009" calcext:value-type="float">
            <text:p>1739009</text:p>
          </table:table-cell>
          <table:table-cell office:value-type="float" office:value="1739197" calcext:value-type="float">
            <text:p>1739197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[.D11]-[.C11]" office:value-type="float" office:value="1305" calcext:value-type="float">
            <text:p>1305</text:p>
          </table:table-cell>
          <table:table-cell table:formula="of:=[.E11]-[.D11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206873" calcext:value-type="float">
            <text:p>3206873</text:p>
          </table:table-cell>
          <table:table-cell office:value-type="float" office:value="3206907" calcext:value-type="float">
            <text:p>3206907</text:p>
          </table:table-cell>
          <table:table-cell office:value-type="float" office:value="3209325" calcext:value-type="float">
            <text:p>3209325</text:p>
          </table:table-cell>
          <table:table-cell office:value-type="float" office:value="3209664" calcext:value-type="float">
            <text:p>3209664</text:p>
          </table:table-cell>
          <table:table-cell/>
          <table:table-cell table:formula="of:=[.C12]-[.B12]" office:value-type="float" office:value="34" calcext:value-type="float">
            <text:p>34</text:p>
          </table:table-cell>
          <table:table-cell table:formula="of:=[.D12]-[.C12]" office:value-type="float" office:value="2418" calcext:value-type="float">
            <text:p>2418</text:p>
          </table:table-cell>
          <table:table-cell table:formula="of:=[.E12]-[.D12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formula="of:=[.C13]-[.B13]" office:value-type="float" office:value="0" calcext:value-type="float">
            <text:p>0</text:p>
          </table:table-cell>
          <table:table-cell table:formula="of:=[.D13]-[.C13]" office:value-type="float" office:value="0" calcext:value-type="float">
            <text:p>0</text:p>
          </table:table-cell>
          <table:table-cell table:formula="of:=[.E13]-[.D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table:number-columns-repeated="2" office:value-type="float" office:value="121370" calcext:value-type="float">
            <text:p>121370</text:p>
          </table:table-cell>
          <table:table-cell office:value-type="float" office:value="121444" calcext:value-type="float">
            <text:p>121444</text:p>
          </table:table-cell>
          <table:table-cell office:value-type="float" office:value="121461" calcext:value-type="float">
            <text:p>121461</text:p>
          </table:table-cell>
          <table:table-cell/>
          <table:table-cell table:formula="of:=[.C14]-[.B14]" office:value-type="float" office:value="0" calcext:value-type="float">
            <text:p>0</text:p>
          </table:table-cell>
          <table:table-cell table:formula="of:=[.D14]-[.C14]" office:value-type="float" office:value="74" calcext:value-type="float">
            <text:p>74</text:p>
          </table:table-cell>
          <table:table-cell table:formula="of:=[.E14]-[.D14]"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Run 3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737665" calcext:value-type="float">
            <text:p>1737665</text:p>
          </table:table-cell>
          <table:table-cell office:value-type="float" office:value="1737680" calcext:value-type="float">
            <text:p>1737680</text:p>
          </table:table-cell>
          <table:table-cell office:value-type="float" office:value="1738985" calcext:value-type="float">
            <text:p>1738985</text:p>
          </table:table-cell>
          <table:table-cell office:value-type="float" office:value="1739173" calcext:value-type="float">
            <text:p>1739173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[.D18]-[.C18]" office:value-type="float" office:value="1305" calcext:value-type="float">
            <text:p>1305</text:p>
          </table:table-cell>
          <table:table-cell table:formula="of:=[.E18]-[.D18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206833" calcext:value-type="float">
            <text:p>3206833</text:p>
          </table:table-cell>
          <table:table-cell office:value-type="float" office:value="3206867" calcext:value-type="float">
            <text:p>3206867</text:p>
          </table:table-cell>
          <table:table-cell office:value-type="float" office:value="3209285" calcext:value-type="float">
            <text:p>3209285</text:p>
          </table:table-cell>
          <table:table-cell office:value-type="float" office:value="3209624" calcext:value-type="float">
            <text:p>3209624</text:p>
          </table:table-cell>
          <table:table-cell/>
          <table:table-cell table:formula="of:=[.C19]-[.B19]" office:value-type="float" office:value="34" calcext:value-type="float">
            <text:p>34</text:p>
          </table:table-cell>
          <table:table-cell table:formula="of:=[.D19]-[.C19]" office:value-type="float" office:value="2418" calcext:value-type="float">
            <text:p>2418</text:p>
          </table:table-cell>
          <table:table-cell table:formula="of:=[.E19]-[.D19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formula="of:=[.C20]-[.B20]" office:value-type="float" office:value="0" calcext:value-type="float">
            <text:p>0</text:p>
          </table:table-cell>
          <table:table-cell table:formula="of:=[.D20]-[.C20]" office:value-type="float" office:value="0" calcext:value-type="float">
            <text:p>0</text:p>
          </table:table-cell>
          <table:table-cell table:formula="of:=[.E20]-[.D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table:number-columns-repeated="2" office:value-type="float" office:value="121370" calcext:value-type="float">
            <text:p>121370</text:p>
          </table:table-cell>
          <table:table-cell office:value-type="float" office:value="121444" calcext:value-type="float">
            <text:p>121444</text:p>
          </table:table-cell>
          <table:table-cell office:value-type="float" office:value="121461" calcext:value-type="float">
            <text:p>121461</text:p>
          </table:table-cell>
          <table:table-cell/>
          <table:table-cell table:formula="of:=[.C21]-[.B21]" office:value-type="float" office:value="0" calcext:value-type="float">
            <text:p>0</text:p>
          </table:table-cell>
          <table:table-cell table:formula="of:=[.D21]-[.C21]" office:value-type="float" office:value="74" calcext:value-type="float">
            <text:p>74</text:p>
          </table:table-cell>
          <table:table-cell table:formula="of:=[.E21]-[.D21]"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Run 4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737683" calcext:value-type="float">
            <text:p>1737683</text:p>
          </table:table-cell>
          <table:table-cell office:value-type="float" office:value="1737698" calcext:value-type="float">
            <text:p>1737698</text:p>
          </table:table-cell>
          <table:table-cell office:value-type="float" office:value="1739003" calcext:value-type="float">
            <text:p>1739003</text:p>
          </table:table-cell>
          <table:table-cell office:value-type="float" office:value="1739191" calcext:value-type="float">
            <text:p>1739191</text:p>
          </table:table-cell>
          <table:table-cell/>
          <table:table-cell table:formula="of:=[.C25]-[.B25]" office:value-type="float" office:value="15" calcext:value-type="float">
            <text:p>15</text:p>
          </table:table-cell>
          <table:table-cell table:formula="of:=[.D25]-[.C25]" office:value-type="float" office:value="1305" calcext:value-type="float">
            <text:p>1305</text:p>
          </table:table-cell>
          <table:table-cell table:formula="of:=[.E25]-[.D25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206863" calcext:value-type="float">
            <text:p>3206863</text:p>
          </table:table-cell>
          <table:table-cell office:value-type="float" office:value="3206897" calcext:value-type="float">
            <text:p>3206897</text:p>
          </table:table-cell>
          <table:table-cell office:value-type="float" office:value="3209315" calcext:value-type="float">
            <text:p>3209315</text:p>
          </table:table-cell>
          <table:table-cell office:value-type="float" office:value="3209654" calcext:value-type="float">
            <text:p>3209654</text:p>
          </table:table-cell>
          <table:table-cell/>
          <table:table-cell table:formula="of:=[.C26]-[.B26]" office:value-type="float" office:value="34" calcext:value-type="float">
            <text:p>34</text:p>
          </table:table-cell>
          <table:table-cell table:formula="of:=[.D26]-[.C26]" office:value-type="float" office:value="2418" calcext:value-type="float">
            <text:p>2418</text:p>
          </table:table-cell>
          <table:table-cell table:formula="of:=[.E26]-[.D26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formula="of:=[.C27]-[.B27]" office:value-type="float" office:value="0" calcext:value-type="float">
            <text:p>0</text:p>
          </table:table-cell>
          <table:table-cell table:formula="of:=[.D27]-[.C27]" office:value-type="float" office:value="0" calcext:value-type="float">
            <text:p>0</text:p>
          </table:table-cell>
          <table:table-cell table:formula="of:=[.E27]-[.D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table:number-columns-repeated="2" office:value-type="float" office:value="121370" calcext:value-type="float">
            <text:p>121370</text:p>
          </table:table-cell>
          <table:table-cell office:value-type="float" office:value="121444" calcext:value-type="float">
            <text:p>121444</text:p>
          </table:table-cell>
          <table:table-cell office:value-type="float" office:value="121461" calcext:value-type="float">
            <text:p>121461</text:p>
          </table:table-cell>
          <table:table-cell/>
          <table:table-cell table:formula="of:=[.C28]-[.B28]" office:value-type="float" office:value="0" calcext:value-type="float">
            <text:p>0</text:p>
          </table:table-cell>
          <table:table-cell table:formula="of:=[.D28]-[.C28]" office:value-type="float" office:value="74" calcext:value-type="float">
            <text:p>74</text:p>
          </table:table-cell>
          <table:table-cell table:formula="of:=[.E28]-[.D28]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2:11:28.775682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4:28:19.812806525</meta:creation-date>
    <dc:date>2022-02-23T12:44:01.876761602</dc:date>
    <meta:editing-duration>PT35M39S</meta:editing-duration>
    <meta:editing-cycles>5</meta:editing-cycles>
    <meta:generator>LibreOffice/6.4.7.2$Linux_X86_64 LibreOffice_project/40$Build-2</meta:generator>
    <meta:document-statistic meta:table-count="1" meta:cell-count="161" meta:object-count="0"/>
  </office:meta>
</office:document-meta>
</file>